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79336C9EBA3A2C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79cm" fo:margin-left="4.837cm" table:align="left" style:writing-mode="lr-tb"/>
    </style:style>
    <style:style style:name="Table1.A" style:family="table-column">
      <style:table-column-properties style:column-width="7.678cm"/>
    </style:style>
    <style:style style:name="Table1.B" style:family="table-column">
      <style:table-column-properties style:column-width="2.554cm"/>
    </style:style>
    <style:style style:name="Table1.C" style:family="table-column">
      <style:table-column-properties style:column-width="4.5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5cm" fo:keep-together="always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24.395cm" fo:margin-left="0.025cm" table:align="left" style:writing-mode="lr-tb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21.511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402cm" fo:keep-together="always"/>
    </style:style>
    <style:style style:name="Table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5" style:family="table-row">
      <style:table-row-properties style:min-row-height="2.852cm" fo:keep-together="always"/>
    </style:style>
    <style:style style:name="Table2.A5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1.186cm" table:align="left" style:writing-mode="lr-tb"/>
    </style:style>
    <style:style style:name="Table3.A" style:family="table-column">
      <style:table-column-properties style:column-width="3.519cm"/>
    </style:style>
    <style:style style:name="Table3.B" style:family="table-column">
      <style:table-column-properties style:column-width="12.224cm"/>
    </style:style>
    <style:style style:name="Table3.C" style:family="table-column">
      <style:table-column-properties style:column-width="5.443cm"/>
    </style:style>
    <style:style style:name="Table3.1" style:family="table-row">
      <style:table-row-properties style:min-row-height="3.21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3" style:family="table-row">
      <style:table-row-properties fo:keep-together="auto"/>
    </style:style>
    <style:style style:name="Table4" style:family="table">
      <style:table-properties style:width="12.04cm" table:align="left" style:writing-mode="lr-tb"/>
    </style:style>
    <style:style style:name="Table4.A" style:family="table-column">
      <style:table-column-properties style:column-width="7.826cm"/>
    </style:style>
    <style:style style:name="Table4.B" style:family="table-column">
      <style:table-column-properties style:column-width="2.171cm"/>
    </style:style>
    <style:style style:name="Table4.C" style:family="table-column">
      <style:table-column-properties style:column-width="2.04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2.049cm" table:align="left" style:writing-mode="lr-tb"/>
    </style:style>
    <style:style style:name="Table5.A" style:family="table-column">
      <style:table-column-properties style:column-width="7.885cm"/>
    </style:style>
    <style:style style:name="Table5.B" style:family="table-column">
      <style:table-column-properties style:column-width="2.143cm"/>
    </style:style>
    <style:style style:name="Table5.C" style:family="table-column">
      <style:table-column-properties style:column-width="2.02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2.049cm" table:align="left" style:writing-mode="lr-tb"/>
    </style:style>
    <style:style style:name="Table7.A" style:family="table-column">
      <style:table-column-properties style:column-width="7.885cm"/>
    </style:style>
    <style:style style:name="Table7.B" style:family="table-column">
      <style:table-column-properties style:column-width="2.143cm"/>
    </style:style>
    <style:style style:name="Table7.C" style:family="table-column">
      <style:table-column-properties style:column-width="2.02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21.186cm" table:align="left" style:writing-mode="lr-tb"/>
    </style:style>
    <style:style style:name="Table8.A" style:family="table-column">
      <style:table-column-properties style:column-width="7.541cm"/>
    </style:style>
    <style:style style:name="Table8.B" style:family="table-column">
      <style:table-column-properties style:column-width="1.217cm"/>
    </style:style>
    <style:style style:name="Table8.C" style:family="table-column">
      <style:table-column-properties style:column-width="1.496cm"/>
    </style:style>
    <style:style style:name="Table8.D" style:family="table-column">
      <style:table-column-properties style:column-width="6.177cm"/>
    </style:style>
    <style:style style:name="Table8.E" style:family="table-column">
      <style:table-column-properties style:column-width="4.75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8.E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21.186cm" table:align="left" style:writing-mode="lr-tb"/>
    </style:style>
    <style:style style:name="Table9.A" style:family="table-column">
      <style:table-column-properties style:column-width="15.212cm"/>
    </style:style>
    <style:style style:name="Table9.B" style:family="table-column">
      <style:table-column-properties style:column-width="2.596cm"/>
    </style:style>
    <style:style style:name="Table9.C" style:family="table-column">
      <style:table-column-properties style:column-width="3.37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9.C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29d29" officeooo:paragraph-rsid="00129d29" style:font-weight-asian="bold" style:font-name-complex="Arial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4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5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16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rsid="001685fd" officeooo:paragraph-rsid="001685fd"/>
    </style:style>
    <style:style style:name="P17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able_20_heading">
      <style:paragraph-properties fo:margin-top="0cm" fo:margin-bottom="0cm" loext:contextual-spacing="false" style:snap-to-layout-grid="false"/>
      <style:text-properties style:font-name="Arial" style:font-name-complex="Arial"/>
    </style:style>
    <style:style style:name="P19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</style:style>
    <style:style style:name="P20" style:family="paragraph" style:parent-style-name="Contenido_20_de_20_la_20_tabla">
      <style:text-properties style:font-name="Arial" style:font-name-complex="Arial"/>
    </style:style>
    <style:style style:name="P21" style:family="paragraph" style:parent-style-name="Contenido_20_de_20_la_20_tabla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Contenido_20_de_20_la_20_tabla">
      <style:paragraph-properties fo:text-align="center" style:justify-single-word="false" style:vertical-align="bottom"/>
      <style:text-properties style:font-name="Arial" style:font-name-complex="Arial"/>
    </style:style>
    <style:style style:name="P23" style:family="paragraph" style:parent-style-name="Contenido_20_de_20_la_20_tabla">
      <style:paragraph-properties style:snap-to-layout-grid="false"/>
      <style:text-properties style:font-name="Arial" style:font-name-complex="Arial"/>
    </style:style>
    <style:style style:name="P24" style:family="paragraph" style:parent-style-name="Contenido_20_de_20_la_20_tabla">
      <style:text-properties style:font-name="Arial" style:font-name-complex="Arial" text:display="true"/>
    </style:style>
    <style:style style:name="P25" style:family="paragraph" style:parent-style-name="Contenido_20_de_20_la_20_tabla">
      <style:text-properties style:font-name="Arial" officeooo:rsid="00129d29" officeooo:paragraph-rsid="00129d29" style:font-name-complex="Arial" text:display="true"/>
    </style:style>
    <style:style style:name="P26" style:family="paragraph" style:parent-style-name="Contenido_20_de_20_la_20_tabla">
      <style:text-properties style:font-name="Arial" officeooo:rsid="0017d61b" officeooo:paragraph-rsid="0017d61b" style:font-name-complex="Arial" text:display="true"/>
    </style:style>
    <style:style style:name="P27" style:family="paragraph" style:parent-style-name="Contenido_20_de_20_la_20_tabla">
      <style:paragraph-properties style:snap-to-layout-grid="false"/>
      <style:text-properties style:font-name="Arial" officeooo:rsid="00129d29" officeooo:paragraph-rsid="00129d29" style:font-name-complex="Arial"/>
    </style:style>
    <style:style style:name="P28" style:family="paragraph" style:parent-style-name="Contenido_20_de_20_la_20_tabla">
      <style:paragraph-properties style:snap-to-layout-grid="false"/>
      <style:text-properties style:font-name="Arial" officeooo:rsid="00149c59" officeooo:paragraph-rsid="001a8e30" style:font-name-complex="Arial"/>
    </style:style>
    <style:style style:name="P29" style:family="paragraph" style:parent-style-name="Contenido_20_de_20_la_20_tabla">
      <style:paragraph-properties style:snap-to-layout-grid="false"/>
      <style:text-properties style:font-name="Arial" officeooo:rsid="0016412b" officeooo:paragraph-rsid="0016412b" style:font-name-complex="Arial"/>
    </style:style>
    <style:style style:name="P30" style:family="paragraph" style:parent-style-name="Contenido_20_de_20_la_20_tabla">
      <style:paragraph-properties style:snap-to-layout-grid="false"/>
      <style:text-properties style:font-name="Arial" officeooo:rsid="001685fd" officeooo:paragraph-rsid="001685fd" style:font-name-complex="Arial"/>
    </style:style>
    <style:style style:name="P31" style:family="paragraph" style:parent-style-name="Contenido_20_de_20_la_20_tabla">
      <style:text-properties style:font-name="Arial" officeooo:rsid="0017d61b" officeooo:paragraph-rsid="0017d61b" style:font-name-complex="Arial"/>
    </style:style>
    <style:style style:name="P32" style:family="paragraph" style:parent-style-name="Contenido_20_de_20_la_20_tabla">
      <style:paragraph-properties style:snap-to-layout-grid="false"/>
      <style:text-properties style:font-name="Arial" officeooo:rsid="0017d61b" officeooo:paragraph-rsid="0017d61b" style:font-name-complex="Arial"/>
    </style:style>
    <style:style style:name="P33" style:family="paragraph" style:parent-style-name="Contenido_20_de_20_la_20_tabla">
      <style:paragraph-properties style:snap-to-layout-grid="false"/>
      <style:text-properties style:font-name="Arial" officeooo:rsid="0019371b" officeooo:paragraph-rsid="0019371b" style:font-name-complex="Arial"/>
    </style:style>
    <style:style style:name="P34" style:family="paragraph" style:parent-style-name="Contenido_20_de_20_la_20_tabla">
      <style:paragraph-properties style:snap-to-layout-grid="false"/>
      <style:text-properties style:font-name="Arial" officeooo:rsid="001c6226" officeooo:paragraph-rsid="001c6226" style:font-name-complex="Arial"/>
    </style:style>
    <style:style style:name="P35" style:family="paragraph" style:parent-style-name="Contenido_20_de_20_la_20_tabla">
      <style:paragraph-properties style:snap-to-layout-grid="false"/>
      <style:text-properties style:font-name="Arial" officeooo:rsid="001ca2d1" officeooo:paragraph-rsid="001ca2d1" style:font-name-complex="Arial"/>
    </style:style>
    <style:style style:name="P36" style:family="paragraph" style:parent-style-name="Contenido_20_de_20_la_20_tabla">
      <style:text-properties style:font-name="Arial" style:text-underline-style="solid" style:text-underline-width="auto" style:text-underline-color="font-color" style:font-name-complex="Arial"/>
    </style:style>
    <style:style style:name="P37" style:family="paragraph" style:parent-style-name="Contenido_20_de_20_la_20_tabla">
      <style:text-properties style:font-name="Arial" fo:background-color="transparent" style:font-name-complex="Arial"/>
    </style:style>
    <style:style style:name="P38" style:family="paragraph" style:parent-style-name="Contenido_20_de_20_la_20_tabla">
      <style:text-properties style:font-name="Arial" fo:background-color="transparent" style:font-name-complex="Arial" text:display="true"/>
    </style:style>
    <style:style style:name="P39" style:family="paragraph" style:parent-style-name="Contenido_20_de_20_la_20_tabla">
      <style:text-properties style:font-name="Arial" officeooo:rsid="00106948" officeooo:paragraph-rsid="00106948" fo:background-color="transparent" style:font-name-complex="Arial"/>
    </style:style>
    <style:style style:name="P40" style:family="paragraph" style:parent-style-name="Contenido_20_de_20_la_20_tabla">
      <style:text-properties style:font-name="Arial" officeooo:rsid="00103b72" officeooo:paragraph-rsid="00103b72" fo:background-color="transparent" style:font-name-complex="Arial"/>
    </style:style>
    <style:style style:name="P41" style:family="paragraph" style:parent-style-name="Contenido_20_de_20_la_20_tabla">
      <style:text-properties style:text-line-through-style="solid" style:text-line-through-type="single" style:font-name="Arial" style:text-underline-style="none" style:font-name-complex="Arial"/>
    </style:style>
    <style:style style:name="P42" style:family="paragraph" style:parent-style-name="Contenido_20_de_20_la_20_tabla">
      <style:text-properties style:text-line-through-style="solid" style:text-line-through-type="single" style:font-name="Arial" style:font-name-complex="Arial"/>
    </style:style>
    <style:style style:name="P43" style:family="paragraph" style:parent-style-name="Contenido_20_de_20_la_20_tabla">
      <style:text-properties style:use-window-font-color="true" style:text-line-through-style="none" style:text-line-through-type="none" style:font-name="Arial" fo:font-size="12pt" fo:language="es" fo:country="ES" style:text-underline-style="solid" style:text-underline-width="auto" style:text-underline-color="font-color" style:font-name-asian="Times New Roman" style:font-size-asian="12pt" style:font-name-complex="Arial" style:font-size-complex="12pt" style:language-complex="ar" style:country-complex="SA"/>
    </style:style>
    <style:style style:name="P44" style:family="paragraph" style:parent-style-name="Contenido_20_de_20_la_20_tabla">
      <style:text-properties officeooo:paragraph-rsid="0017d61b"/>
    </style:style>
    <style:style style:name="P45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46" style:family="paragraph">
      <style:paragraph-properties style:line-height-at-least="0cm" style:punctuation-wrap="simple" style:writing-mode="lr-tb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109e07" style:font-size-asian="14pt" style:font-weight-asian="bold" style:font-name-complex="Arial" style:font-size-complex="14pt"/>
    </style:style>
    <style:style style:name="T4" style:family="text">
      <style:text-properties style:font-name="Arial" fo:font-size="14pt" fo:font-weight="bold" officeooo:rsid="001c6226" style:font-size-asian="14pt" style:font-weight-asian="bold" style:font-name-complex="Arial" style:font-size-complex="14pt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weight-asian="bold" style:font-name-complex="Arial" text:display="true"/>
    </style:style>
    <style:style style:name="T7" style:family="text">
      <style:text-properties style:font-name="Arial" fo:font-size="13pt" fo:language="es" fo:country="ES" fo:font-style="italic" fo:font-weight="bold" style:font-size-asian="13pt" style:font-style-asian="italic" style:font-weight-asian="bold" style:font-name-complex="Arial" style:font-size-complex="13pt"/>
    </style:style>
    <style:style style:name="T8" style:family="text">
      <style:text-properties style:font-name="Arial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T9" style:family="text">
      <style:text-properties style:font-name="Arial" style:font-name-complex="Arial" text:display="true"/>
    </style:style>
    <style:style style:name="T10" style:family="text">
      <style:text-properties style:font-name="Arial" officeooo:rsid="0017d61b" style:font-name-complex="Arial" text:display="true"/>
    </style:style>
    <style:style style:name="T11" style:family="text">
      <style:text-properties style:font-name="Arial" officeooo:rsid="0017d61b" style:font-name-complex="Arial"/>
    </style:style>
    <style:style style:name="T12" style:family="text">
      <style:text-properties fo:font-size="8pt" style:font-size-asian="8pt" style:font-name-complex="Arial" style:font-size-complex="8pt"/>
    </style:style>
    <style:style style:name="T13" style:family="text">
      <style:text-properties officeooo:rsid="00103b72"/>
    </style:style>
    <style:style style:name="T14" style:family="text">
      <style:text-properties officeooo:rsid="00129d29"/>
    </style:style>
    <style:style style:name="T15" style:family="text">
      <style:text-properties officeooo:rsid="00150209"/>
    </style:style>
    <style:style style:name="T16" style:family="text">
      <style:text-properties officeooo:rsid="001685fd"/>
    </style:style>
    <style:style style:name="T17" style:family="text">
      <style:text-properties officeooo:rsid="0017d61b"/>
    </style:style>
    <style:style style:name="T18" style:family="text">
      <style:text-properties officeooo:rsid="0019371b"/>
    </style:style>
    <style:style style:name="T19" style:family="text">
      <style:text-properties officeooo:rsid="001ca2d1"/>
    </style:style>
    <style:style style:name="T20" style:family="text">
      <style:text-properties style:use-window-font-color="true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T21" style:family="text">
      <style:text-properties fo:color="#000000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ubtitle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REALIZ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2" office:value-type="string">
            <text:p text:style-name="P7"><office:annotation><dc:creator>UNL </dc:creator><dc:date>2012-05-17T16:16:00</dc:date><loext:sender-initials>UNL </loext:sender-initials><text:p text:style-name="P46"><text:span text:style-name="T20">Nombre del alumno</text:span></text:p></office:annotation></text:p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REVIS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4" office:value-type="string">
            <text:p text:style-name="P7"><office:annotation><dc:creator>UNL </dc:creator><dc:date>2012-05-17T16:16:00</dc:date><loext:sender-initials>UNL </loext:sender-initials><text:p text:style-name="P46"><text:span text:style-name="T20">Nombre del Director</text:span></text:p></office:annotation></text:p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APROB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6" office:value-type="string">
            <text:p text:style-name="P7"><office:annotation><dc:creator>UNL </dc:creator><dc:date>2012-05-17T16:16:00</dc:date><loext:sender-initials>UNL </loext:sender-initials><text:p text:style-name="P46"><text:span text:style-name="T20">Nombre del Coordinador de la Cátedra</text:span></text:p></office:annotation>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13"/>
          </table:table-cell>
        </table:table-row>
      </table:table>
      <text:p text:style-name="Heading_20_1"/>
      <text:p text:style-name="Heading_20_1"/>
      <text:p text:style-name="P14"><text:span text:style-name="T2">Nombre del Proyecto</text:span><text:span text:style-name="T5">:</text:span><text:span text:style-name="T2"> Desarrollo de un clasificador de secuencias de pre-microRNA mediante técnicas de Inteligencia Computacional</text:span></text:p>
      <text:p text:style-name="P14"><text:span text:style-name="T2">Periodo del Informe</text:span><text:span text:style-name="T5">:</text:span><text:span text:style-name="T2"> </text:span><text:span text:style-name="T4">j</text:span><text:span text:style-name="T3">u</text:span><text:span text:style-name="T4">l</text:span><text:span text:style-name="T3">io</text:span><text:span text:style-name="T2"> de 201</text:span><text:span text:style-name="T4">4</text:span><text:span text:style-name="T2"> - </text:span><text:span text:style-name="T4">setiembre</text:span><text:span text:style-name="T2"> de 201</text:span><text:span text:style-name="T4">5</text:span></text:p>
      <text:p text:style-name="P14"><text:span text:style-name="T2">Alcance</text:span><text:span text:style-name="T5">:</text:span><text:span text:style-name="T6"><office:annotation><dc:creator>UNL </dc:creator><dc:date>2012-05-17T17:14:00</dc:date><loext:sender-initials>UNL </loext:sender-initials><text:p text:style-name="P46"><text:span text:style-name="T21">Etapas previstas realizadas y entregadas en este informe de estado</text:span></text:p></office:annotation></text:span><text:span text:style-name="T2"> <text:s/>Etapas 1-4</text:span></text:p>
      <text:p text:style-name="P15"/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9"><text:span text:style-name="T7">Estado del</text:span><text:span text:style-name="T8"> Proyecto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Cronograma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20">Etapa <text:span text:style-name="T17">5</text:span>:</text:p>
                  <text:p text:style-name="P44"><text:span text:style-name="T11">Diseño del clasificador definitivo</text:span><text:span text:style-name="T9"><office:annotation><dc:creator>UNL </dc:creator><dc:date>2012-05-17T16:56:00</dc:date><loext:sender-initials>UNL </loext:sender-initials><text:p text:style-name="P46"><text:span text:style-name="T20">Nombre de la etapa (debe coincidir con la indicada en el anteproyecto)</text:span></text:p></office:annotation></text:span>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 table:style-name="Table4.1">
                      <table:table-cell table:style-name="Table4.A1" office:value-type="string">
                        <text:p text:style-name="P22">Actividad</text:p>
                      </table:table-cell>
                      <table:table-cell table:style-name="Table4.B1" table:number-columns-spanned="2" office:value-type="string">
                        <text:p text:style-name="P20">Fecha realización</text:p>
                      </table:table-cell>
                      <table:covered-table-cell/>
                    </table:table-row>
                    <table:table-row table:style-name="Table4.1">
                      <table:table-cell table:style-name="Table4.A2" office:value-type="string">
                        <text:p text:style-name="P23"/>
                      </table:table-cell>
                      <table:table-cell table:style-name="Table4.B2" office:value-type="string">
                        <text:p text:style-name="P20">Estimada</text:p>
                      </table:table-cell>
                      <table:table-cell table:style-name="Table4.C2" office:value-type="string">
                        <text:p text:style-name="P20">Real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26">Pruebas de los clasificadores preliminares</text:p>
                      </table:table-cell>
                      <table:table-cell table:style-name="Table4.B2" office:value-type="string">
                        <text:p text:style-name="Contenido_20_de_20_la_20_tabla"><text:span text:style-name="T10">15/7/14</text:span><text:span text:style-name="T9"><office:annotation><dc:creator>UNL </dc:creator><dc:date>2012-05-17T16:55:00</dc:date><loext:sender-initials>UNL </loext:sender-initials><text:p text:style-name="P46"><text:span text:style-name="T20">Fecha estipulada en el anteproyecto o en replanificaciones aceptadas por la cátedra.</text:span></text:p></office:annotation></text:span></text:p>
                      </table:table-cell>
                      <table:table-cell table:style-name="Table4.C2" office:value-type="string">
                        <text:p text:style-name="Contenido_20_de_20_la_20_tabla"><text:span text:style-name="T10">15/7/14</text:span><text:span text:style-name="T9"><office:annotation><dc:creator>UNL </dc:creator><dc:date>2012-05-17T16:56:00</dc:date><loext:sender-initials>UNL </loext:sender-initials><text:p text:style-name="P46"><text:span text:style-name="T20">Fecha real en la que se finalizó la actividad</text:span></text:p></office:annotation></text:span>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32">Codificación definitiva del clasificador</text:p>
                      </table:table-cell>
                      <table:table-cell table:style-name="Table4.B2" office:value-type="string">
                        <text:p text:style-name="P32">30/7/14</text:p>
                      </table:table-cell>
                      <table:table-cell table:style-name="Table4.C2" office:value-type="string">
                        <text:p text:style-name="P32"><text:span text:style-name="T18">3</text:span>/<text:span text:style-name="T18">3</text:span>/15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1" office:value-type="string">
                  <text:p text:style-name="P37">Resultados obtenidos</text:p>
                  <text:p text:style-name="P38"/>
                  <text:p text:style-name="P38"><text:span text:style-name="T13">Conocimiento específico del tema adquirido</text:span><office:annotation><dc:creator>UNL </dc:creator><dc:date>2012-05-17T16:27:00</dc:date><loext:sender-initials>UNL </loext:sender-initials><text:p text:style-name="P46"><text:span text:style-name="T21">Funcionalidades desarrolladas en la etapa (si se trata de un proyecto de desarrollo de software) o que características del producto/servicio se realizaron/lograron en dicho período. Estos resultados suelen acompañar a este informe, en forma mas detallada, como anexos.</text:span></text:p></office:annotation>.</text:p>
                </table:table-cell>
              </table:table-row>
              <table:table-row table:style-name="Table3.2">
                <table:table-cell table:style-name="Table3.A2" office:value-type="string">
                  <text:p text:style-name="P20">Etapa <text:span text:style-name="T17">6</text:span>:</text:p>
                  <text:p text:style-name="P31">Pruebas e integración</text:p>
                </table:table-cell>
                <table:table-cell table:style-name="Table3.A2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row table:style-name="Table5.1">
                      <table:table-cell table:style-name="Table5.A1" office:value-type="string">
                        <text:p text:style-name="P21">Actividad</text:p>
                      </table:table-cell>
                      <table:table-cell table:style-name="Table5.B1" table:number-columns-spanned="2" office:value-type="string">
                        <text:p text:style-name="P20">Fecha realización</text:p>
                      </table:table-cell>
                      <table:covered-table-cell/>
                    </table:table-row>
                    <table:table-row table:style-name="Table5.1">
                      <table:table-cell table:style-name="Table5.A2" office:value-type="string">
                        <text:p text:style-name="P23"/>
                      </table:table-cell>
                      <table:table-cell table:style-name="Table5.B2" office:value-type="string">
                        <text:p text:style-name="P20">Estimada</text:p>
                      </table:table-cell>
                      <table:table-cell table:style-name="Table5.C2" office:value-type="string">
                        <text:p text:style-name="P20">Real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32">Validación del método de clasificación</text:p>
                      </table:table-cell>
                      <table:table-cell table:style-name="Table5.B2" office:value-type="string">
                        <text:p text:style-name="P32">5/8/14</text:p>
                      </table:table-cell>
                      <table:table-cell table:style-name="Table5.C2" office:value-type="string">
                        <text:p text:style-name="P33">10/3/15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32">Integración de extracción de características</text:p>
                      </table:table-cell>
                      <table:table-cell table:style-name="Table5.B2" office:value-type="string">
                        <text:p text:style-name="P32">11/8/14</text:p>
                      </table:table-cell>
                      <table:table-cell table:style-name="Table5.C2" office:value-type="string">
                        <text:p text:style-name="P32">19/3/15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32">Interfaz de usuario de línea de comandos</text:p>
                      </table:table-cell>
                      <table:table-cell table:style-name="Table5.B2" office:value-type="string">
                        <text:p text:style-name="P33">19/8/14</text:p>
                      </table:table-cell>
                      <table:table-cell table:style-name="Table5.C2" office:value-type="string">
                        <text:p text:style-name="P33">30/4/15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32">Pruebas de funcionamiento y validación de requerimientos</text:p>
                      </table:table-cell>
                      <table:table-cell table:style-name="Table5.B2" office:value-type="string">
                        <text:p text:style-name="P33">27/8/14</text:p>
                      </table:table-cell>
                      <table:table-cell table:style-name="Table5.C2" office:value-type="string">
                        <text:p text:style-name="P33">11/5/15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2" office:value-type="string">
                  <text:p text:style-name="P37">Resultados obtenidos</text:p>
                  <text:p text:style-name="P37"/>
                  <text:p text:style-name="P39">Resultados de pruebas preliminares de clasificación.</text:p>
                </table:table-cell>
              </table:table-row>
              <table:table-row table:style-name="Table3.3">
                <table:table-cell table:style-name="Table3.A2" office:value-type="string">
                  <text:p text:style-name="P20">Etapa <text:span text:style-name="T17">7</text:span>:</text:p>
                  <text:p text:style-name="P20">Redacción del informe entregable <text:span text:style-name="T17">2</text:span></text:p>
                </table:table-cell>
                <table:table-cell table:style-name="Table3.A2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row table:style-name="Table7.1">
                      <table:table-cell table:style-name="Table7.A1" office:value-type="string">
                        <text:p text:style-name="P21">Actividad</text:p>
                      </table:table-cell>
                      <table:table-cell table:style-name="Table7.B1" table:number-columns-spanned="2" office:value-type="string">
                        <text:p text:style-name="P20">Fecha realización</text:p>
                      </table:table-cell>
                      <table:covered-table-cell/>
                    </table:table-row>
                    <table:table-row table:style-name="Table7.1">
                      <table:table-cell table:style-name="Table7.A2" office:value-type="string">
                        <text:p text:style-name="P23"/>
                      </table:table-cell>
                      <table:table-cell table:style-name="Table7.B2" office:value-type="string">
                        <text:p text:style-name="P20">Estimada</text:p>
                      </table:table-cell>
                      <table:table-cell table:style-name="Table7.C2" office:value-type="string">
                        <text:p text:style-name="P20">Real</text:p>
                      </table:table-cell>
                    </table:table-row>
                    <table:table-row table:style-name="Table7.1">
                      <table:table-cell table:style-name="Table7.B2" office:value-type="string">
                        <text:p text:style-name="P23">Redacción del informe entregable <text:span text:style-name="T17">2</text:span></text:p>
                      </table:table-cell>
                      <table:table-cell table:style-name="Table7.B2" office:value-type="string">
                        <text:p text:style-name="P23"><text:span text:style-name="T18">2</text:span>/<text:span text:style-name="T17">9</text:span>/1<text:span text:style-name="T17">4</text:span></text:p>
                      </table:table-cell>
                      <table:table-cell table:style-name="Table7.C2" office:value-type="string">
                        <text:p text:style-name="P23"><text:span text:style-name="T17">18</text:span>/<text:span text:style-name="T17">5</text:span>/1<text:span text:style-name="T17">5</text:span>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2" office:value-type="string">
                  <text:p text:style-name="P40">Resultados obtenidos</text:p>
                  <text:p text:style-name="P37"/>
                  <text:p text:style-name="P39">Informe entregable redactado.</text:p>
                </table:table-cell>
              </table:table-row>
            </table:table>
            <text:p text:style-name="P11"/>
          </table:table-cell>
        </table:table-row>
        <table:table-row table:style-name="Table2.2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8"/>
          </table:table-cell>
        </table:table-row>
        <text:soft-page-break/>
        <table:table-row table:style-name="Table2.2">
          <table:table-cell table:style-name="Table2.A4" office:value-type="string">
            <text:p text:style-name="P9">Riesgos</text:p>
          </table:table-cell>
          <table:table-cell table:style-name="Table2.B4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 table:style-name="Table8.1">
                <table:table-cell table:style-name="Table8.A1" office:value-type="string">
                  <text:p text:style-name="P20">Riesgo</text:p>
                </table:table-cell>
                <table:table-cell table:style-name="Table8.A1" table:number-columns-spanned="2" office:value-type="string">
                  <text:p text:style-name="P20">Se efectivizó</text:p>
                </table:table-cell>
                <table:covered-table-cell/>
                <table:table-cell table:style-name="Table8.A1" office:value-type="string">
                  <text:p text:style-name="P20">Impacto</text:p>
                </table:table-cell>
                <table:table-cell table:style-name="Table8.E1" office:value-type="string">
                  <text:p text:style-name="P20">Mitigación</text:p>
                </table:table-cell>
              </table:table-row>
              <table:table-row table:style-name="Table8.1">
                <table:table-cell table:style-name="Table8.A2" office:value-type="string">
                  <text:p text:style-name="Contenido_20_de_20_la_20_tabla"><text:span text:style-name="T9">Problemas en el armado de la base de datos</text:span><text:span text:style-name="T9"><office:annotation><dc:creator>UNL </dc:creator><dc:date>2012-05-17T16:46:00</dc:date><loext:sender-initials>UNL </loext:sender-initials><text:p text:style-name="P46"><text:span text:style-name="T20">Riesgos identificados previamente para esta etapa <text:s/>del proyecto.</text:span></text:p></office:annotation></text:span></text:p>
                </table:table-cell>
                <table:table-cell table:style-name="Table8.A2" office:value-type="string">
                  <text:p text:style-name="P42">Sí</text:p>
                </table:table-cell>
                <table:table-cell table:style-name="Table8.A2" office:value-type="string">
                  <text:p text:style-name="P36">No</text:p>
                </table:table-cell>
                <table:table-cell table:style-name="Table8.A2" office:value-type="string">
                  <text:p text:style-name="P24"><office:annotation><dc:creator>UNL </dc:creator><dc:date>2012-05-17T16:48:00</dc:date><loext:sender-initials>UNL </loext:sender-initials><text:p text:style-name="P46"><text:span text:style-name="T20">Influencia de este riesgo para el normal desarrollo de la etapa y/o del proyecto. <text:s/>Debe quedar en blanco si el riesgo no se efectivizó.</text:span></text:p></office:annotation></text:p>
                </table:table-cell>
                <table:table-cell table:style-name="Table8.E2" office:value-type="string">
                  <text:p text:style-name="P24"><office:annotation><dc:creator>UNL </dc:creator><dc:date>2012-05-17T16:48:00</dc:date><loext:sender-initials>UNL </loext:sender-initials><text:p text:style-name="P46"><text:span text:style-name="T20">Actividades realizadas para disminuir el impacto (si es que se realizaron). </text:span><text:span text:style-name="T21">Debe quedar en blanco si el riesgo no se efectivizó.</text:span></text:p></office:annotation></text:p>
                </table:table-cell>
              </table:table-row>
              <table:table-row table:style-name="Table8.1">
                <table:table-cell table:style-name="Table8.A2" office:value-type="string">
                  <text:p text:style-name="P28">Dificultad<text:span text:style-name="T15">es inherentes a</text:span> la generación del clasificador definitivo</text:p>
                </table:table-cell>
                <table:table-cell table:style-name="Table8.A2" office:value-type="string">
                  <text:p text:style-name="P43">Sí</text:p>
                </table:table-cell>
                <table:table-cell table:style-name="Table8.A2" office:value-type="string">
                  <text:p text:style-name="P41">No</text:p>
                </table:table-cell>
                <table:table-cell table:style-name="Table8.A2" office:value-type="string">
                  <text:p text:style-name="P23">Retraso en los tiempos previstos <text:span text:style-name="T14">para concreción de las tareas previstas.</text:span></text:p>
                </table:table-cell>
                <table:table-cell table:style-name="Table8.E2" office:value-type="string">
                  <text:p text:style-name="P27">Se replanificaron tareas conforme a las posibilidades del alumno.</text:p>
                </table:table-cell>
              </table:table-row>
            </table:table>
            <text:p text:style-name="P11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20">Riesgos futuros</text:p>
                </table:table-cell>
                <table:table-cell table:style-name="Table9.A1" office:value-type="string">
                  <text:p text:style-name="P20">Probabilidad</text:p>
                </table:table-cell>
                <table:table-cell table:style-name="Table9.C1" office:value-type="string">
                  <text:p text:style-name="P20">Impacto</text:p>
                </table:table-cell>
              </table:table-row>
              <table:table-row table:style-name="Table9.1">
                <table:table-cell table:style-name="Table9.A2" office:value-type="string">
                  <text:p text:style-name="P29">Tecnologías seleccionadas resultan inadecuadas para la implementación de la interfaz web del clasificador (Etapa <text:span text:style-name="T16">8</text:span>)</text:p>
                </table:table-cell>
                <table:table-cell table:style-name="Table9.A2" office:value-type="string">
                  <text:p text:style-name="P30">Medio</text:p>
                </table:table-cell>
                <table:table-cell table:style-name="Table9.C2" office:value-type="string">
                  <text:p text:style-name="P30">Retrasos: medio</text:p>
                </table:table-cell>
              </table:table-row>
              <table:table-row table:style-name="Table9.1">
                <table:table-cell table:style-name="Table9.A2" office:value-type="string">
                  <text:p text:style-name="P34">Dificultades relativas a la puesta en servicio en servidor de demostración, <text:span text:style-name="T19">que puedan demorar la publicación como servicio de acceso público.</text:span></text:p>
                </table:table-cell>
                <table:table-cell table:style-name="Table9.A2" office:value-type="string">
                  <text:p text:style-name="P35">Medio</text:p>
                </table:table-cell>
                <table:table-cell table:style-name="Table9.C2" office:value-type="string">
                  <text:p text:style-name="P35">Retrasos: menor</text:p>
                </table:table-cell>
              </table:table-row>
              <table:table-row table:style-name="Table9.1">
                <table:table-cell table:style-name="Table9.A2" office:value-type="string">
                  <text:p text:style-name="P30">Rotura de equipamiento necesario para el desarrollo</text:p>
                </table:table-cell>
                <table:table-cell table:style-name="Table9.A2" office:value-type="string">
                  <text:p text:style-name="P30">Menor</text:p>
                </table:table-cell>
                <table:table-cell table:style-name="Table9.C2" office:value-type="string">
                  <text:p text:style-name="P30">Retrasos: medio</text:p>
                </table:table-cell>
              </table:table-row>
            </table:table>
            <text:p text:style-name="P11"/>
          </table:table-cell>
        </table:table-row>
        <table:table-row table:style-name="Table2.5">
          <table:table-cell table:style-name="Table2.A5" office:value-type="string">
            <text:p text:style-name="P9">Notas</text:p>
          </table:table-cell>
          <table:table-cell table:style-name="Table2.B5" office:value-type="string">
            <text:p text:style-name="P10">Se adjunta a este documento <text:span text:style-name="T16">una revisión del cronograma original.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Estilo1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es" style:country-asian="AR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list-style-name="WW8Num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, 'Times New Roman'" style:font-family-generic="roman" style:font-pitch="variable" fo:language="es" fo:country="AR" style:language-asian="es" style:country-asian="AR" style:font-name-complex="Times" style:font-family-complex="Times, 'Times New Roman'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es" fo:country="AR" fo:font-weight="bold" style:language-asian="es" style:country-asian="AR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es" fo:country="AR" fo:font-weight="bold" style:font-size-asian="11pt" style:language-asian="es" style:country-asian="AR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es" fo:country="AR" fo:font-weight="bold" style:font-size-asian="10pt" style:language-asian="es" style:country-asian="AR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es" fo:country="AR" style:font-size-asian="10pt" style:language-asian="es" style:country-asian="AR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7">
      <loext:graphic-properties draw:fill="solid" draw:fill-color="#ffffff" draw:opacity="100%"/>
      <style:paragraph-properties fo:line-height="100%" fo:background-color="#ffffff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2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1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8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9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10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language-asian="zh" style:country-asian="CN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0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loext:graphic-properties draw:fill="solid" draw:fill-color="#e5e5e5" draw:opacity="100%"/>
      <style:paragraph-properties fo:margin-top="0.212cm" fo:margin-bottom="0cm" loext:contextual-spacing="false" fo:line-height="115%" fo:background-color="#e5e5e5"/>
      <style:text-properties style:text-position="20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Puesto" style:family="paragraph" style:next-style-name="Logro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6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4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5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>
      <style:text-properties fo:font-style="italic" fo:font-weight="normal" style:font-style-asian="italic" style:font-weight-asian="norma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24.522cm" fo:margin-left="-0.028cm" table:align="left" style:writing-mode="lr-tb"/>
    </style:style>
    <style:style style:name="Table10.A" style:family="table-column">
      <style:table-column-properties style:column-width="5.623cm"/>
    </style:style>
    <style:style style:name="Table10.B" style:family="table-column">
      <style:table-column-properties style:column-width="12.933cm"/>
    </style:style>
    <style:style style:name="Table10.C" style:family="table-column">
      <style:table-column-properties style:column-width="5.96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Proyecto Final de Carrera</text:p>
              <text:p text:style-name="MP2">Ingeniería Informática</text:p>
            </table:table-cell>
            <table:table-cell table:style-name="Table10.A1" office:value-type="string">
              <text:p text:style-name="MP3">Informe de estado del proyecto</text:p>
            </table:table-cell>
            <table:table-cell table:style-name="Table10.C1" office:value-type="string">
              <text:p text:style-name="MP4"><draw:frame draw:style-name="Mfr1" draw:name="Image1" text:anchor-type="as-char" svg:width="3.651cm" svg:height="1.801cm" draw:z-index="2"><draw:image xlink:href="Pictures/100002010000018A000000C379336C9EBA3A2CDE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1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 </meta:initial-creator>
    <meta:creation-date>2012-05-17T16:11:00</meta:creation-date>
    <dc:creator>Mauro Torrez</dc:creator>
    <dc:date>2015-10-13T19:56:27.732222049</dc:date>
    <meta:editing-cycles>8</meta:editing-cycles>
    <meta:editing-duration>PT3H40M7S</meta:editing-duration>
    <meta:generator>LibreOffice/5.0.2.2$Linux_X86_64 LibreOffice_project/00m0$Build-2</meta:generator>
    <meta:printed-by>Mauro Torrez</meta:printed-by>
    <meta:print-date>2015-10-13T16:56:17.127727348</meta:print-date>
    <meta:document-statistic meta:table-count="9" meta:image-count="1" meta:object-count="0" meta:page-count="3" meta:paragraph-count="96" meta:word-count="279" meta:character-count="1958" meta:non-whitespace-character-count="1768"/>
  </office:meta>
</office:document-meta>
</file>